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PLN aplicado al análisis de sentimient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roducción al problema del PLN</text:p>
              </text:list-item>
              <text:list-item>
                <text:p>Enfoques para la resolución de mi problema</text:p>
              </text:list-item>
              <text:list-item>
                <text:p>Soluciones propuestas</text:p>
              </text:list-item>
              <text:list-item>
                <text:p>Comparación de solu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ción al problem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omprehensive survey on sentiment analysis: Approaches,challenges and trends.pdf</text:p>
              </text:list-item>
              <text:list-item>
                <text:p>https://archive.ph/VrGN9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nfoques para mi proble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chine learning, supervised learning</text:p>
              </text:list-item>
              <text:list-item>
                <text:p>Lexicon based approa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luciones propuest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ive bayes</text:p>
              </text:list-item>
              <text:list-item>
                <text:p>SVM</text:p>
              </text:list-item>
              <text:list-item>
                <text:p>Maximum entropy</text:p>
              </text:list-item>
              <text:list-item>
                <text:p>LSTM</text:p>
              </text:list-item>
              <text:list-item>
                <text:p>VA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ara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bla con los resultados de los modelos, con cantidad de ejemplos para aprend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7T23:45:30.054362299</meta:creation-date>
    <dc:date>2024-09-18T00:34:38.098373471</dc:date>
    <meta:editing-duration>PT8M17S</meta:editing-duration>
    <meta:editing-cycles>1</meta:editing-cycles>
    <meta:document-statistic meta:object-count="45"/>
    <meta:generator>LibreOffice/7.3.7.2$Linux_X86_64 LibreOffice_project/30$Build-2</meta:generator>
  </office:meta>
</office:document-meta>
</file>